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e7a8" officeooo:paragraph-rsid="000be7a8"/>
    </style:style>
    <style:style style:name="P2" style:family="paragraph" style:parent-style-name="Standard" style:list-style-name="L1">
      <style:text-properties officeooo:rsid="000d276e" officeooo:paragraph-rsid="000d276e"/>
    </style:style>
    <style:style style:name="T1" style:family="text">
      <style:text-properties officeooo:rsid="000f966b"/>
    </style:style>
    <style:style style:name="T2" style:family="text">
      <style:text-properties officeooo:rsid="0012f53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95103212" text:style-name="L1">
        <text:list-item>
          <text:p text:style-name="P1">Started with the GEO open PD dataset (GEO ID: GSE6613)</text:p>
          <text:p text:style-name="P1"><text:a xlink:type="simple" xlink:href="https://www.ncbi.nlm.nih.gov/geo/query/acc.cgi?acc=GSE6613" text:style-name="Internet_20_link" text:visited-style-name="Visited_20_Internet_20_Link">https://www.ncbi.nlm.nih.gov/geo/query/acc.cgi?acc=GSE6613</text:a></text:p>
          <text:p text:style-name="P1"/>
        </text:list-item>
        <text:list-item>
          <text:p text:style-name="P2">Downloaded the <text:span text:style-name="T1">processed microarray data file, </text:span><text:span text:style-name="T2">the series matrix zip file</text:span></text:p>
          <text:p text:style-name="P2"/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1:11:52.162713712</meta:creation-date>
    <meta:generator>LibreOffice/7.3.7.2$Linux_X86_64 LibreOffice_project/30$Build-2</meta:generator>
    <dc:date>2025-11-15T23:52:16.092303495</dc:date>
    <meta:editing-duration>PT6H22M34S</meta:editing-duration>
    <meta:editing-cycles>7</meta:editing-cycles>
    <meta:document-statistic meta:table-count="0" meta:image-count="0" meta:object-count="0" meta:page-count="1" meta:paragraph-count="4" meta:word-count="25" meta:character-count="191" meta:non-whitespace-character-count="172"/>
  </office:meta>
</office:document-meta>
</file>